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officeooo:rsid="00056baf" officeooo:paragraph-rsid="00056baf"/>
    </style:style>
    <style:style style:name="P2" style:family="paragraph" style:parent-style-name="Text_20_body">
      <style:text-properties officeooo:rsid="00091261" officeooo:paragraph-rsid="00091261"/>
    </style:style>
    <style:style style:name="P3" style:family="paragraph" style:parent-style-name="Text_20_body">
      <style:text-properties officeooo:rsid="00091261" officeooo:paragraph-rsid="00091261"/>
    </style:style>
    <style:style style:name="P4" style:family="paragraph" style:parent-style-name="Text_20_body">
      <style:text-properties officeooo:rsid="000b461e" officeooo:paragraph-rsid="000b461e"/>
    </style:style>
    <style:style style:name="T1" style:family="text">
      <style:text-properties officeooo:rsid="000b461e"/>
    </style:style>
    <style:style style:name="T2" style:family="text">
      <style:text-properties officeooo:rsid="000d11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ject Description</text:h>
      <text:p text:style-name="P1"/>
      <text:p text:style-name="P1">The goal of this project is to show off your HTML, CSS and Javascript skills. Successful completion of this project will involve utilizing all of this knowledge. This project will involve presenting the user with images of politicians from various countries and they have to guess which politician is being displayed. The user should be given 4 choices and there should be 15-16 politicians in the game. The game should also keep track of how many politicians a player has gotten right sequentially. When a user gets all politicians right they should be informed that they won. The counter resets and the game ends if the user messes up. Politicians should not be served again once the user gets it right.</text:p>
      <text:p text:style-name="P1"/>
      <text:p text:style-name="P1"/>
      <text:h text:style-name="Heading_20_1" text:outline-level="1">Stages </text:h>
      <text:p text:style-name="P2">Stage 1: Design UI on paper – completed</text:p>
      <text:p text:style-name="P2">Stage 2: Collect politicians and sort by country - <text:span text:style-name="T2">done</text:span></text:p>
      <text:p text:style-name="P2">Stage 3: Design the UI in HTML and CSS - <text:span text:style-name="T1">done</text:span></text:p>
      <text:p text:style-name="P2">Stage 4: Write javascript</text:p>
      <text:p text:style-name="P2">Stage 5: Debug</text:p>
      <text:p text:style-name="P2">Stage 6: publish</text:p>
      <text:p text:style-name="P2"/>
      <text:p text:style-name="P4">Thing sent for bootstrap:</text:p>
      <text:p text:style-name="P4">Write bootstrap code. At the top from columns 3-9 should be an h1 with an id of heading. This should be consistent across screen sizes.</text:p>
      <text:p text:style-name="P4">Beneath this h1 the code should vary depending on the screen size:</text:p>
      <text:p text:style-name="P4">&gt;=992 px or greater: politician should be displayed beneath the h1 with a margin of 5% of the screen. This image of the politician should be placed from columns 3-9 and a &lt;p&gt; block with an id of counter should be placed in columns 11-12. Beneath both of these should be placed four buttons with a class of .btn. The first button should take columns 1-3, the second 4-6, the third 7-9 the fourth 10-12</text:p>
      <text:p text:style-name="P4">&lt;992 px: <text:s/>the &lt;p&gt; block with an id of counter should take up column 1. Column 2-6 should be taken up by the image. Column 8-9 should be taken up by button 1 and button 3 should be below it with a distance of 5% of the screen between button 1 and 3. <text:s/>Column 11-12 should be taken up by button 2 and button 4 should be below it with a distance of 5% of the screen between button 2 and 4.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David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20:13:25.244015081</meta:creation-date>
    <meta:generator>LibreOffice/24.2.3.2$Linux_X86_64 LibreOffice_project/420$Build-2</meta:generator>
    <dc:date>2024-06-02T21:34:06.775657758</dc:date>
    <meta:editing-duration>PT1H16M56S</meta:editing-duration>
    <meta:editing-cycles>4</meta:editing-cycles>
    <meta:document-statistic meta:table-count="0" meta:image-count="0" meta:object-count="0" meta:page-count="1" meta:paragraph-count="14" meta:word-count="360" meta:character-count="1937" meta:non-whitespace-character-count="1586"/>
  </office:meta>
</office:document-meta>
</file>